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3D0000013D093095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55cm" table:align="margins"/>
    </style:style>
    <style:style style:name="Table1.A" style:family="table-column">
      <style:table-column-properties style:column-width="3.13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ext_20_body">
      <style:text-properties fo:font-size="12pt" style:font-size-asian="10.5pt" style:font-size-complex="12pt"/>
    </style:style>
    <style:style style:name="P10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5.655cm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paragraph-properties fo:margin-left="1.27cm" fo:margin-right="0cm" fo:text-align="start" style:justify-single-word="false" fo:text-indent="-0.635cm" style:auto-text-indent="false">
        <style:tab-stops/>
      </style:paragraph-properties>
      <style:text-properties fo:font-size="12pt" style:font-size-asian="10.5pt" style:font-size-complex="12pt"/>
    </style:style>
    <style:style style:name="P14" style:family="paragraph" style:parent-style-name="Text_20_body" style:list-style-name="L2">
      <style:text-properties fo:font-size="12pt" style:font-size-asian="10.5pt" style:font-size-complex="12pt"/>
    </style:style>
    <style:style style:name="P15" style:family="paragraph" style:parent-style-name="Heading_20_1">
      <style:text-properties fo:font-size="12pt" style:font-size-asian="10.5pt" style:font-size-complex="12pt"/>
    </style:style>
    <style:style style:name="P16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.84cm, 0cm, 0.84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6cm" svg:stroke-color="#ff0000" draw:marker-start-width="0.439cm" draw:marker-end-width="0.439cm" draw:opacity="0%" draw:textarea-horizontal-align="center" draw:textarea-vertical-align="middle" fo:padding-top="0.03cm" fo:padding-bottom="0.03cm" fo:padding-left="0.03cm" fo:padding-right="0.03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title>Especificaciones Iniciales</text:title>, <text:subject>project-name</text:subject></text:p>
      <text:p text:style-name="P4"/>
      <text:p text:style-name="P4"/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Revisión</text:p>
          </table:table-cell>
          <table:table-cell table:style-name="Table1.A1" office:value-type="string">
            <text:p text:style-name="P6">Preparó</text:p>
          </table:table-cell>
          <table:table-cell table:style-name="Table1.A1" office:value-type="string">
            <text:p text:style-name="P6">Revisó</text:p>
          </table:table-cell>
          <table:table-cell table:style-name="Table1.A1" office:value-type="string">
            <text:p text:style-name="P6">Revisó</text:p>
          </table:table-cell>
          <table:table-cell table:style-name="Table1.E1" office:value-type="string">
            <text:p text:style-name="P6">Notas</text:p>
          </table:table-cell>
        </table:table-row>
        <table:table-row>
          <table:table-cell table:style-name="Table1.A2" office:value-type="string">
            <text:p text:style-name="P7"><office:annotation><dc:creator>Marcos Ariel Chaparro</dc:creator><dc:date>2011-12-03T18:57:18</dc:date><text:p text:style-name="P17"><text:span text:style-name="T4">Newest revision first</text:span></text:p></office:annotation>A</text:p>
          </table:table-cell>
          <table:table-cell table:style-name="Table1.A2" office:value-type="string">
            <text:p text:style-name="P8">Marcos Chaparro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1">Table of Contents</text:p>
          </text:index-title>
          <text:p text:style-name="P12">1 Requerimientos del cliente<text:tab/>3</text:p>
          <text:p text:style-name="P12">2 Requerimientos de desarrollo<text:tab/>3</text:p>
        </text:index-body>
      </text:table-of-content>
      <text:p text:style-name="P4"/>
      <text:h text:style-name="P16" text:outline-level="1">Requerimientos del cliente</text:h>
      <text:list xml:id="list1391784674" text:style-name="L1">
        <text:list-item>
          <text:p text:style-name="P13">Una vez acordado el inicio del desarrollo de un proyecto, detallar todos los requerimientos técnicos que el cliente exige.</text:p>
        </text:list-item>
        <text:list-item>
          <text:p text:style-name="P13">El objetivo es evitar moving targets alarguen los tiempos de desarrollo en forma no controlada.</text:p>
        </text:list-item>
        <text:list-item>
          <text:p text:style-name="P13">Si un requerimiento está mencionado en esta sección, implica explícitamente que será llevado a buen término por el grupo de ingeniería.</text:p>
        </text:list-item>
      </text:list>
      <text:p text:style-name="P4"/>
      <text:h text:style-name="P15" text:outline-level="1">Requerimientos del equipo de desarrollo</text:h>
      <text:list xml:id="list1907702444" text:style-name="L2">
        <text:list-item>
          <text:p text:style-name="P14">Aquí se mencionarán ítems que serán parte del proyecto sin que el cliente lo pida, con el fin de lograr ciclos de desarrollo mas eficientes.</text:p>
        </text:list-item>
        <text:list-item>
          <text:p text:style-name="P14">Ejemplos de esto pueden ser conectores o software de debug, el uso de enclosures o materiales en stock, o librerías como Qt, CoOS, etc.</text:p>
        </text:list-item>
      </text:list>
      <text:h text:style-name="P15" text:outline-level="1">Concenso</text:h>
      <text:list xml:id="list1361167200" text:continue-numbering="true" text:style-name="L2">
        <text:list-header>
          <text:p text:style-name="P14">Tanto el cliente como el grupo de ingeniería deben estar de acuerdo con los términos y requerimientos presentes en este documento para que comience el desarrollo del proyecto.</text:p>
        </text:list-header>
      </text:list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655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end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22pt" style:font-size-asian="22pt" style:font-size-complex="22pt"/>
    </style:style>
    <style:style style:name="MT2" style:family="text"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color="#000000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.84cm, 0cm, 0.84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svg:stroke-width="0.06cm" svg:stroke-color="#ff0000" draw:marker-start-width="0.439cm" draw:marker-end-width="0.439cm" draw:opacity="0%" draw:textarea-horizontal-align="center" draw:textarea-vertical-align="middle" fo:padding-top="0.03cm" fo:padding-bottom="0.03cm" fo:padding-left="0.03cm" fo:padding-right="0.03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1.543cm" fo:margin-left="3.087cm" fo:margin-right="2.8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77cm" fo:margin-left="0cm" fo:margin-right="0cm" fo:margin-top="0.499cm"/>
      </style:footer-style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5.951cm" svg:y="0.042cm" svg:width="1.101cm" svg:height="0.87cm" draw:z-index="5"><draw:image xlink:href="Pictures/100000000000013D0000013D09309579.png" xlink:type="simple" xlink:show="embed" xlink:actuate="onLoad"/></draw:frame><draw:rect text:anchor-type="paragraph" draw:z-index="2" draw:style-name="Mgr1" draw:text-style-name="MP2" svg:width="15.985cm" svg:height="2.096cm" svg:x="-0.15cm" svg:y="-0.231cm"><text:p/></draw:rect><text:span text:style-name="MT1">Mrk Industries </text:span><text:tab/><text:tab/><text:span text:style-name="MT2"><text:tab/></text:span><text:span text:style-name="MT3"><text:date style:data-style-name="N81" text:date-value="2011-12-02T19:01:39" text:fixed="true">2. December 2011</text:date></text:span></text:p>
        <text:p text:style-name="MP3"><office:annotation><dc:creator>Marcos Ariel Chaparro</dc:creator><dc:date>2011-12-03T18:56:19</dc:date><text:p>Update field in</text:p><text:p>File-&gt;Properties</text:p><text:p>“Description tab”</text:p></office:annotation><text:subject>project-name</text:subject></text:p>
      </style:header>
      <style:footer>
        <text:p text:style-name="MP4">File name: <text:file-name text:display="name-and-extension">1_project_specs.odt</text:file-name><text:tab/><text:tab/>Page <text:page-number text:select-page="current">3</text:page-number> of <text:s/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19:01:42</meta:creation-date>
    <meta:editing-duration>PT5H30M49S</meta:editing-duration>
    <meta:editing-cycles>22</meta:editing-cycles>
    <meta:generator>LibreOffice/3.4$Linux LibreOffice_project/340m1$Build-402</meta:generator>
    <meta:initial-creator>Marcos Ariel Chaparro</meta:initial-creator>
    <dc:subject>project-name</dc:subject>
    <dc:title>Especificaciones Iniciales</dc:title>
    <dc:date>2011-12-03T19:32:26</dc:date>
    <dc:creator>Marcos Ariel Chaparro</dc:creator>
    <meta:document-statistic meta:table-count="1" meta:image-count="1" meta:object-count="0" meta:page-count="3" meta:paragraph-count="23" meta:word-count="188" meta:character-count="1148" meta:non-whitespace-character-count="988"/>
  </office:meta>
</office:document-meta>
</file>